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5.75cm" fo:min-width="8.5cm"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1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2.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2.199cm"/>
    </style:style>
    <style:style style:name="gr5" style:family="graphic" style:parent-style-name="standard">
      <style:graphic-properties draw:stroke="none" svg:stroke-color="#000000" draw:fill="none" draw:fill-color="#ffffff" fo:min-height="0.94cm"/>
    </style:style>
    <style:style style:name="co1" style:family="table-column">
      <style:table-column-properties style:column-width="1.952cm" style:use-optimal-column-width="false"/>
    </style:style>
    <style:style style:name="co2" style:family="table-column">
      <style:table-column-properties style:column-width="1.992cm" style:use-optimal-column-width="false"/>
    </style:style>
    <style:style style:name="co3" style:family="table-column">
      <style:table-column-properties style:column-width="1.96cm" style:use-optimal-column-width="false"/>
    </style:style>
    <style:style style:name="ro1" style:family="table-row">
      <style:table-row-properties style:row-height="1.37cm"/>
    </style:style>
    <style:style style:name="ro2" style:family="table-row">
      <style:table-row-properties style:row-height="1.38cm"/>
    </style:style>
    <style:style style:name="ro3" style:family="table-row">
      <style:table-row-properties style:row-height="1.402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379cm"/>
    </style:style>
    <style:style style:name="ro6" style:family="table-row">
      <style:table-row-properties style:row-height="1.406cm"/>
    </style:style>
    <style:style style:name="ro7" style:family="table-row">
      <style:table-row-properties style:row-height="1.407cm"/>
    </style:style>
    <style:style style:name="ce1" style:family="table-cell">
      <loext:graphic-properties draw:fill="solid" draw:fill-color="#ffffff" style:repeat="repeat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4" style:family="table-cell">
      <loext:graphic-properties draw:fill="solid" draw:fill-color="#ffffff" style:repeat="repeat" draw:textarea-vertical-align="middle" fo:padding-top="0.02cm" fo:padding-bottom="0.02cm" fo:padding-left="0.02cm" fo:padding-right="0.02cm"/>
      <style:paragraph-properties fo:text-align="center" fo:border-left="0.03pt solid #000000" fo:border-right="0.03pt solid #000000" fo:border-top="none" fo:border-bottom="0.03pt solid #000000"/>
    </style:style>
    <style:style style:name="ce5" style:family="table-cell">
      <loext:graphic-properties draw:fill="solid" draw:fill-color="#ffffff" draw:fill-image-width="0cm" draw:fill-image-height="0cm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03pt solid #000000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6" style:family="table-cell">
      <loext:graphic-properties draw:fill="solid" draw:fill-color="#ffffff" draw:fill-image-width="0cm" draw:fill-image-height="0cm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7" style:family="table-cell">
      <loext:graphic-properties draw:fill="solid" draw:fill-color="#ffffff" draw:fill-image-width="0cm" draw:fill-image-height="0cm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8" style:family="table-cell">
      <loext:graphic-properties draw:fill="solid" draw:fill-color="#ffffff" draw:fill-image-width="0cm" draw:fill-image-height="0cm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indent="0cm" fo:border-left="0.03pt solid #000000" fo:border-right="none" fo:border-top="0.03pt solid #000000" fo:border-bottom="0.03pt solid #000000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02cm" fo:padding-bottom="0.02cm" fo:padding-left="0.02cm" fo:padding-right="0.02cm"/>
      <style:paragraph-properties fo:margin-left="0cm" fo:margin-right="0cm" fo:margin-top="0cm" fo:margin-bottom="0cm" fo:line-height="100%" fo:text-align="end" fo:text-indent="0cm" fo:border="0.03pt solid #000000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2pt" style:font-size-asian="18pt" style:font-size-complex="18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799cm" svg:height="15.219cm" svg:x="12.138cm" svg:y="2.9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1">
              <table:table-cell>
                <text:p text:style-name="P1">16</text:p>
              </table:table-cell>
              <table:table-cell>
                <text:p text:style-name="P1">17</text:p>
              </table:table-cell>
              <table:table-cell>
                <text:p text:style-name="P1">18</text:p>
              </table:table-cell>
              <table:table-cell>
                <text:p text:style-name="P1">19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1">
              <table:table-cell>
                <text:p text:style-name="P1">26</text:p>
              </table:table-cell>
              <table:table-cell>
                <text:p text:style-name="P1">27</text:p>
              </table:table-cell>
              <table:table-cell>
                <text:p text:style-name="P1">28</text:p>
              </table:table-cell>
              <table:table-cell>
                <text:p text:style-name="P1">29</text:p>
              </table:table-cell>
              <table:table-cell>
                <text:p text:style-name="P1">30</text:p>
              </table:table-cell>
            </table:table-row>
            <table:table-row table:style-name="ro2" table:default-cell-style-name="ce1">
              <table:table-cell>
                <text:p text:style-name="P1">36</text:p>
              </table:table-cell>
              <table:table-cell>
                <text:p text:style-name="P1">37</text:p>
              </table:table-cell>
              <table:table-cell>
                <text:p text:style-name="P1">38</text:p>
              </table:table-cell>
              <table:table-cell>
                <text:p text:style-name="P1">39</text:p>
              </table:table-cell>
              <table:table-cell>
                <text:p text:style-name="P1">40</text:p>
              </table:table-cell>
            </table:table-row>
            <table:table-row table:style-name="ro2" table:default-cell-style-name="ce1">
              <table:table-cell>
                <text:p text:style-name="P1">46</text:p>
              </table:table-cell>
              <table:table-cell>
                <text:p text:style-name="P1">47</text:p>
              </table:table-cell>
              <table:table-cell>
                <text:p text:style-name="P1">48</text:p>
              </table:table-cell>
              <table:table-cell>
                <text:p text:style-name="P1">49</text:p>
              </table:table-cell>
              <table:table-cell>
                <text:p text:style-name="P1">50</text:p>
              </table:table-cell>
            </table:table-row>
            <table:table-row table:style-name="ro2" table:default-cell-style-name="ce1">
              <table:table-cell>
                <text:p text:style-name="P1">56</text:p>
              </table:table-cell>
              <table:table-cell>
                <text:p text:style-name="P1">57</text:p>
              </table:table-cell>
              <table:table-cell>
                <text:p text:style-name="P1">58</text:p>
              </table:table-cell>
              <table:table-cell>
                <text:p text:style-name="P1">59</text:p>
              </table:table-cell>
              <table:table-cell>
                <text:p text:style-name="P1">60</text:p>
              </table:table-cell>
            </table:table-row>
            <table:table-row table:style-name="ro2" table:default-cell-style-name="ce1">
              <table:table-cell>
                <text:p text:style-name="P1">66</text:p>
              </table:table-cell>
              <table:table-cell>
                <text:p text:style-name="P1">67</text:p>
              </table:table-cell>
              <table:table-cell>
                <text:p text:style-name="P1">68</text:p>
              </table:table-cell>
              <table:table-cell>
                <text:p text:style-name="P1">69</text:p>
              </table:table-cell>
              <table:table-cell>
                <text:p text:style-name="P1">70</text:p>
              </table:table-cell>
            </table:table-row>
            <table:table-row table:style-name="ro2" table:default-cell-style-name="ce1">
              <table:table-cell>
                <text:p text:style-name="P1">76</text:p>
              </table:table-cell>
              <table:table-cell>
                <text:p text:style-name="P1">77</text:p>
              </table:table-cell>
              <table:table-cell>
                <text:p text:style-name="P1">78</text:p>
              </table:table-cell>
              <table:table-cell>
                <text:p text:style-name="P1">79</text:p>
              </table:table-cell>
              <table:table-cell>
                <text:p text:style-name="P1">80</text:p>
              </table:table-cell>
            </table:table-row>
            <table:table-row table:style-name="ro2" table:default-cell-style-name="ce2">
              <table:table-cell>
                <text:p text:style-name="P1">86</text:p>
              </table:table-cell>
              <table:table-cell>
                <text:p text:style-name="P1">87</text:p>
              </table:table-cell>
              <table:table-cell>
                <text:p text:style-name="P1">88</text:p>
              </table:table-cell>
              <table:table-cell>
                <text:p text:style-name="P1">89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1">
              <table:table-cell>
                <text:p text:style-name="P1">96</text:p>
              </table:table-cell>
              <table:table-cell table:style-name="ce3">
                <text:p text:style-name="P1">97</text:p>
              </table:table-cell>
              <table:table-cell>
                <text:p text:style-name="P1">98</text:p>
              </table:table-cell>
              <table:table-cell>
                <text:p text:style-name="P1">99</text:p>
              </table:table-cell>
              <table:table-cell>
                <text:p text:style-name="P1">100</text:p>
              </table:table-cell>
            </table:table-row>
            <table:table-row table:style-name="ro4" table:default-cell-style-name="ce1">
              <table:table-cell table:style-name="ce4">
                <text:p text:style-name="P2">0</text:p>
              </table:table-cell>
              <table:table-cell table:style-name="ce3" table:number-columns-spanned="2">
                <text:p text:style-name="P1">300</text:p>
              </table:table-cell>
              <table:covered-table-cell/>
              <table:table-cell table:number-columns-spanned="2">
                <text:p text:style-name="P1">400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799cm" svg:height="15.223cm" svg:x="1.107cm" svg:y="2.9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ce5">
              <table:table-cell>
                <text:p text:style-name="P3"><text:span text:style-name="T1">1</text:span></text:p>
              </table:table-cell>
              <table:table-cell>
                <text:p text:style-name="P3"><text:span text:style-name="T1">2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4</text:span></text:p>
              </table:table-cell>
              <table:table-cell>
                <text:p text:style-name="P3"><text:span text:style-name="T1">5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1">11</text:span></text:p>
              </table:table-cell>
              <table:table-cell>
                <text:p text:style-name="P3"><text:span text:style-name="T1">12</text:span></text:p>
              </table:table-cell>
              <table:table-cell>
                <text:p text:style-name="P3"><text:span text:style-name="T1">13</text:span></text:p>
              </table:table-cell>
              <table:table-cell>
                <text:p text:style-name="P3"><text:span text:style-name="T1">14</text:span></text:p>
              </table:table-cell>
              <table:table-cell>
                <text:p text:style-name="P3"><text:span text:style-name="T1">15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1">21</text:span></text:p>
              </table:table-cell>
              <table:table-cell>
                <text:p text:style-name="P3"><text:span text:style-name="T1">22</text:span></text:p>
              </table:table-cell>
              <table:table-cell>
                <text:p text:style-name="P3"><text:span text:style-name="T1">23</text:span></text:p>
              </table:table-cell>
              <table:table-cell>
                <text:p text:style-name="P3"><text:span text:style-name="T1">24</text:span></text:p>
              </table:table-cell>
              <table:table-cell>
                <text:p text:style-name="P3"><text:span text:style-name="T1">25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1">31</text:span></text:p>
              </table:table-cell>
              <table:table-cell>
                <text:p text:style-name="P3"><text:span text:style-name="T1">32</text:span></text:p>
              </table:table-cell>
              <table:table-cell>
                <text:p text:style-name="P3"><text:span text:style-name="T1">33</text:span></text:p>
              </table:table-cell>
              <table:table-cell>
                <text:p text:style-name="P3"><text:span text:style-name="T1">34</text:span></text:p>
              </table:table-cell>
              <table:table-cell>
                <text:p text:style-name="P3"><text:span text:style-name="T1">35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1">41</text:span></text:p>
              </table:table-cell>
              <table:table-cell>
                <text:p text:style-name="P3"><text:span text:style-name="T1">42</text:span></text:p>
              </table:table-cell>
              <table:table-cell>
                <text:p text:style-name="P3"><text:span text:style-name="T1">43</text:span></text:p>
              </table:table-cell>
              <table:table-cell>
                <text:p text:style-name="P3"><text:span text:style-name="T1">44</text:span></text:p>
              </table:table-cell>
              <table:table-cell>
                <text:p text:style-name="P3"><text:span text:style-name="T1">45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1">51</text:span></text:p>
              </table:table-cell>
              <table:table-cell>
                <text:p text:style-name="P3"><text:span text:style-name="T1">52</text:span></text:p>
              </table:table-cell>
              <table:table-cell>
                <text:p text:style-name="P3"><text:span text:style-name="T1">53</text:span></text:p>
              </table:table-cell>
              <table:table-cell>
                <text:p text:style-name="P3"><text:span text:style-name="T1">54</text:span></text:p>
              </table:table-cell>
              <table:table-cell>
                <text:p text:style-name="P3"><text:span text:style-name="T1">55</text:span></text:p>
              </table:table-cell>
            </table:table-row>
            <table:table-row table:style-name="ro5" table:default-cell-style-name="ce6">
              <table:table-cell>
                <text:p text:style-name="P3"><text:span text:style-name="T1">61</text:span></text:p>
              </table:table-cell>
              <table:table-cell>
                <text:p text:style-name="P3"><text:span text:style-name="T1">62</text:span></text:p>
              </table:table-cell>
              <table:table-cell>
                <text:p text:style-name="P3"><text:span text:style-name="T1">63</text:span></text:p>
              </table:table-cell>
              <table:table-cell>
                <text:p text:style-name="P3"><text:span text:style-name="T1">64</text:span></text:p>
              </table:table-cell>
              <table:table-cell>
                <text:p text:style-name="P3"><text:span text:style-name="T1">65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1">71</text:span></text:p>
              </table:table-cell>
              <table:table-cell>
                <text:p text:style-name="P3"><text:span text:style-name="T1">72</text:span></text:p>
              </table:table-cell>
              <table:table-cell>
                <text:p text:style-name="P3"><text:span text:style-name="T1">73</text:span></text:p>
              </table:table-cell>
              <table:table-cell>
                <text:p text:style-name="P3"><text:span text:style-name="T1">74</text:span></text:p>
              </table:table-cell>
              <table:table-cell>
                <text:p text:style-name="P3"><text:span text:style-name="T1">75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1">81</text:span></text:p>
              </table:table-cell>
              <table:table-cell>
                <text:p text:style-name="P3"><text:span text:style-name="T1">82</text:span></text:p>
              </table:table-cell>
              <table:table-cell>
                <text:p text:style-name="P3"><text:span text:style-name="T1">83</text:span></text:p>
              </table:table-cell>
              <table:table-cell>
                <text:p text:style-name="P3"><text:span text:style-name="T1">84</text:span></text:p>
              </table:table-cell>
              <table:table-cell>
                <text:p text:style-name="P3"><text:span text:style-name="T1">85</text:span></text:p>
              </table:table-cell>
            </table:table-row>
            <table:table-row table:style-name="ro6" table:default-cell-style-name="ce5">
              <table:table-cell>
                <text:p text:style-name="P3"><text:span text:style-name="T1">91</text:span></text:p>
              </table:table-cell>
              <table:table-cell>
                <text:p text:style-name="P3"><text:span text:style-name="T1">92</text:span></text:p>
              </table:table-cell>
              <table:table-cell>
                <text:p text:style-name="P3"><text:span text:style-name="T1">93</text:span></text:p>
              </table:table-cell>
              <table:table-cell>
                <text:p text:style-name="P3"><text:span text:style-name="T1">94</text:span></text:p>
              </table:table-cell>
              <table:table-cell table:style-name="ce7">
                <text:p text:style-name="P3"><text:span text:style-name="T1">95</text:span></text:p>
              </table:table-cell>
            </table:table-row>
            <table:table-row table:style-name="ro7" table:default-cell-style-name="ce5">
              <table:table-cell table:number-columns-spanned="2">
                <text:p text:style-name="P3"><text:span text:style-name="T1">0</text:span></text:p>
              </table:table-cell>
              <table:covered-table-cell/>
              <table:table-cell table:number-columns-spanned="2">
                <text:p text:style-name="P3"><text:span text:style-name="T1">100</text:span></text:p>
              </table:table-cell>
              <table:covered-table-cell table:style-name="ce8"/>
              <table:table-cell table:style-name="ce9">
                <text:p text:style-name="P4"><text:span text:style-name="T1">20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custom-shape draw:style-name="gr1" draw:text-style-name="P5" draw:layer="layout" svg:width="9cm" svg:height="6cm" draw:transform="rotate (1.5707963267949) translate (22.7cm 1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9.8cm)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2.9cm 9.8cm)">
            <text:p text:style-name="P1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2.9cm 6.849cm)">
            <text:p text:style-name="P1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2.699cm" svg:height="2cm" draw:transform="rotate (1.5707963267949) translate (22.9cm 3.9cm)">
            <text:p text:style-name="P1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5.1cm 9.8cm)">
            <text:p text:style-name="P1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5.1cm 6.849cm)">
            <text:p text:style-name="P1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2.699cm" svg:height="2cm" draw:transform="rotate (1.5707963267949) translate (25.1cm 3.9cm)">
            <text:p text:style-name="P1"><text:span text:style-name="T2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8.049cm)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6.299cm)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4.548cm)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2.8cm)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5" draw:layer="layout" svg:width="9cm" svg:height="6cm" draw:transform="rotate (1.5707963267949) translate (22.7cm 2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19.8cm)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2.9cm 19.8cm)">
            <text:p text:style-name="P1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2.9cm 16.849cm)">
            <text:p text:style-name="P1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2.699cm" svg:height="2cm" draw:transform="rotate (1.5707963267949) translate (22.9cm 13.9cm)">
            <text:p text:style-name="P1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5.1cm 19.8cm)">
            <text:p text:style-name="P1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2.7cm" svg:height="2cm" draw:transform="rotate (1.5707963267949) translate (25.1cm 16.849cm)">
            <text:p text:style-name="P1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2.699cm" svg:height="2cm" draw:transform="rotate (1.5707963267949) translate (25.1cm 13.9cm)">
            <text:p text:style-name="P1"><text:span text:style-name="T2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18.049cm)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16.299cm)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14.548cm)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1.6cm" svg:height="1.2cm" draw:transform="rotate (1.5707963267949) translate (27.3cm 12.8cm)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9" draw:layer="layout" svg:width="28.7cm" svg:height="1.19cm" svg:x="0.6cm" svg:y="20.5cm">
          <draw:text-box>
            <text:p text:style-name="P8"><text:span text:style-name="T3">© 2014 Paolo Montrasio – paolo@paolomontrasio.com – This work is licensed under a Creative Commons Attribution-NonCommercial-ShareAlike 4.0 International License – http://creativecommons.org/licenses/by-nc-sa/4.0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1:41:11.445937648</meta:creation-date>
    <dc:date>2017-09-03T18:18:51.961112432</dc:date>
    <meta:editing-duration>PT3H36M45S</meta:editing-duration>
    <meta:editing-cycles>18</meta:editing-cycles>
    <meta:generator>LibreOffice/5.4.1.2$Linux_X86_64 LibreOffice_project/40m0$Build-2</meta:generator>
    <meta:print-date>2014-12-16T12:10:51.368550594</meta:print-date>
    <meta:document-statistic meta:object-count="29"/>
  </office:meta>
</office:document-meta>
</file>